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4.14pt"/>
    </style:style>
    <style:style style:name="co3" style:family="table-column">
      <style:table-column-properties fo:break-before="auto" style:column-width="152.84pt"/>
    </style:style>
    <style:style style:name="co4" style:family="table-column">
      <style:table-column-properties fo:break-before="auto" style:column-width="71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Grad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11" table:default-cell-style-name="Default"/>
        <table:table-column table:style-name="co4" table:default-cell-style-name="Default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 office:value-type="string" calcext:value-type="string">
            <text:p>JITT 1.1</text:p>
          </table:table-cell>
          <table:table-cell office:value-type="string" calcext:value-type="string">
            <text:p>JITT 1.2</text:p>
          </table:table-cell>
          <table:table-cell office:value-type="string" calcext:value-type="string">
            <text:p>Homework 1</text:p>
          </table:table-cell>
          <table:table-cell office:value-type="string" calcext:value-type="string">
            <text:p>JITT 1.3</text:p>
          </table:table-cell>
          <table:table-cell office:value-type="string" calcext:value-type="string">
            <text:p>Homework 2</text:p>
          </table:table-cell>
          <table:table-cell office:value-type="string" calcext:value-type="string">
            <text:p>JITT 1.4</text:p>
          </table:table-cell>
          <table:table-cell office:value-type="string" calcext:value-type="string">
            <text:p>Homework 3</text:p>
          </table:table-cell>
          <table:table-cell office:value-type="string" calcext:value-type="string">
            <text:p>Midterm 1</text:p>
          </table:table-cell>
          <table:table-cell office:value-type="string" calcext:value-type="string">
            <text:p>JITT 1.5</text:p>
          </table:table-cell>
          <table:table-cell office:value-type="string" calcext:value-type="string">
            <text:p>Homework 4</text:p>
          </table:table-cell>
          <table:table-cell office:value-type="string" calcext:value-type="string">
            <text:p>JITT 1.6</text:p>
          </table:table-cell>
          <table:table-cell office:value-type="string" calcext:value-type="string">
            <text:p>Presentation 1</text:p>
          </table:table-cell>
          <table:table-cell office:value-type="string" calcext:value-type="string">
            <text:p>JITT 1.7</text:p>
          </table:table-cell>
          <table:table-cell office:value-type="string" calcext:value-type="string">
            <text:p>Midterm 2</text:p>
          </table:table-cell>
          <table:table-cell office:value-type="string" calcext:value-type="string">
            <text:p>Homework 5</text:p>
          </table:table-cell>
          <table:table-cell office:value-type="string" calcext:value-type="string">
            <text:p>Midterm 3</text:p>
          </table:table-cell>
          <table:table-cell office:value-type="string" calcext:value-type="string">
            <text:p>Presentation 2</text:p>
          </table:table-cell>
          <table:table-cell office:value-type="string" calcext:value-type="string">
            <text:p>Homework 6</text:p>
          </table:table-cell>
          <table:table-cell office:value-type="string" calcext:value-type="string">
            <text:p>Final Exam</text:p>
          </table:table-cell>
          <table:table-cell office:value-type="string" calcext:value-type="string">
            <text:p>Final Grade</text:p>
          </table:table-cell>
          <table:table-cell office:value-type="string" calcext:value-type="string">
            <text:p>Curve</text:p>
          </table:table-cell>
          <table:table-cell office:value-type="string" calcext:value-type="string">
            <text:p>Grade plus Curve</text:p>
          </table:table-cell>
          <table:table-cell office:value-type="string" calcext:value-type="string">
            <text:p>Letter Grade</text:p>
          </table:table-cell>
          <table:table-cell/>
        </table:table-row>
        <table:table-row table:style-name="ro1">
          <table:table-cell office:value-type="string" calcext:value-type="string">
            <text:p>Angelica</text:p>
          </table:table-cell>
          <table:table-cell office:value-type="string" calcext:value-type="string">
            <text:p>Arellano</text:p>
          </table:table-cell>
          <table:table-cell office:value-type="string" calcext:value-type="string">
            <text:p>aarella1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office:value-type="float" office:value="1" calcext:value-type="float">
            <text:p>1</text:p>
          </table:table-cell>
          <table:table-cell table:formula="of:=9.75/10" office:value-type="float" office:value="0.975" calcext:value-type="float">
            <text:p>0.975</text:p>
          </table:table-cell>
          <table:table-cell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22.75/30" office:value-type="float" office:value="0.758333333333333" calcext:value-type="float">
            <text:p>0.7583333333</text:p>
          </table:table-cell>
          <table:table-cell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table:formula="of:=8.75/10"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table:formula="of:=80/100" office:value-type="float" office:value="0.8" calcext:value-type="float">
            <text:p>0.8</text:p>
          </table:table-cell>
          <table:table-cell table:formula="of:=10/10"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table:formula="of:=10/10"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table:formula="of:=11/20" office:value-type="float" office:value="0.55" calcext:value-type="float">
            <text:p>0.55</text:p>
          </table:table-cell>
          <table:table-cell table:formula="of:=0.1*[.K2]+0.1*[.Q2]+0.1*[.S2]+0.15*[.V2]+0.2*([.U2]+[.R2]+[.M2]+[.J2]+[.H2]+[.F2])/6+0.15*([.P2]+[.N2]+[.L2]+[.I2]+[.G2]+[.E2]+[.D2])/7+0.1*[.T2]+0.1*[.O2]" office:value-type="float" office:value="0.805362554112554" calcext:value-type="float">
            <text:p>0.8053625541</text:p>
          </table:table-cell>
          <table:table-cell office:value-type="float" office:value="1" calcext:value-type="float">
            <text:p>1</text:p>
          </table:table-cell>
          <table:table-cell table:formula="of:=[.W2]+[.X2]/100" office:value-type="float" office:value="0.815362554112554" calcext:value-type="float">
            <text:p>0.815362554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Arellano</text:p>
          </table:table-cell>
        </table:table-row>
        <table:table-row table:style-name="ro1">
          <table:table-cell office:value-type="string" calcext:value-type="string">
            <text:p>Alina</text:p>
          </table:table-cell>
          <table:table-cell office:value-type="string" calcext:value-type="string">
            <text:p>Bonto</text:p>
          </table:table-cell>
          <table:table-cell office:value-type="string" calcext:value-type="string">
            <text:p>abonto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25.5/30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100/10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table:formula="of:=8/10" office:value-type="float" office:value="0.8" calcext:value-type="float">
            <text:p>0.8</text:p>
          </table:table-cell>
          <table:table-cell table:formula="of:=8/8" office:value-type="float" office:value="1" calcext:value-type="float">
            <text:p>1</text:p>
          </table:table-cell>
          <table:table-cell table:formula="of:=20/20" office:value-type="float" office:value="1" calcext:value-type="float">
            <text:p>1</text:p>
          </table:table-cell>
          <table:table-cell table:formula="of:=0.1*[.K3]+0.1*[.Q3]+0.1*[.S3]+0.15*[.V3]+0.2*([.U3]+[.R3]+[.M3]+[.J3]+[.H3]+[.F3])/6+0.15*([.P3]+[.N3]+[.L3]+[.I3]+[.G3]+[.E3]+[.D3])/7+0.1*[.T3]+0.1*[.O3]"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table:formula="of:=[.W3]+[.X3]/100" office:value-type="float" office:value="0.94" calcext:value-type="float">
            <text:p>0.94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Bonto</text:p>
          </table:table-cell>
        </table:table-row>
        <table:table-row table:style-name="ro1">
          <table:table-cell office:value-type="string" calcext:value-type="string">
            <text:p>Stace</text:p>
          </table:table-cell>
          <table:table-cell office:value-type="string" calcext:value-type="string">
            <text:p>Calderon</text:p>
          </table:table-cell>
          <table:table-cell office:value-type="string" calcext:value-type="string">
            <text:p>scaldero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5/11" office:value-type="float" office:value="0.954545454545455" calcext:value-type="float">
            <text:p>0.9545454545</text:p>
          </table:table-cell>
          <table:table-cell office:value-type="float" office:value="0" calcext:value-type="float">
            <text:p>0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0" calcext:value-type="float">
            <text:p>0</text:p>
          </table:table-cell>
          <table:table-cell table:formula="of:=10/10" office:value-type="float" office:value="1" calcext:value-type="float">
            <text:p>1</text:p>
          </table:table-cell>
          <table:table-cell table:formula="of:=60/100"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62.5/100" office:value-type="float" office:value="0.625" calcext:value-type="float">
            <text:p>0.625</text:p>
          </table:table-cell>
          <table:table-cell table:formula="of:=9/10" office:value-type="float" office:value="0.9" calcext:value-type="float">
            <text:p>0.9</text:p>
          </table:table-cell>
          <table:table-cell table:formula="of:=8.5/10" office:value-type="float" office:value="0.85" calcext:value-type="float">
            <text:p>0.85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5/20" office:value-type="float" office:value="0.75" calcext:value-type="float">
            <text:p>0.75</text:p>
          </table:table-cell>
          <table:table-cell table:formula="of:=0.1*[.K4]+0.1*[.Q4]+0.1*[.S4]+0.15*[.V4]+0.2*([.U4]+[.R4]+[.M4]+[.J4]+[.H4]+[.F4])/6+0.15*([.P4]+[.N4]+[.L4]+[.I4]+[.G4]+[.E4]+[.D4])/7+0.1*[.T4]+0.1*[.O4]" office:value-type="float" office:value="0.777294372294372" calcext:value-type="float">
            <text:p>0.7772943723</text:p>
          </table:table-cell>
          <table:table-cell office:value-type="float" office:value="1" calcext:value-type="float">
            <text:p>1</text:p>
          </table:table-cell>
          <table:table-cell table:formula="of:=[.W4]+[.X4]/100" office:value-type="float" office:value="0.787294372294372" calcext:value-type="float">
            <text:p>0.7872943723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Calderon</text:p>
          </table:table-cell>
        </table:table-row>
        <table:table-row table:style-name="ro1">
          <table:table-cell office:value-type="string" calcext:value-type="string">
            <text:p>Matthew</text:p>
          </table:table-cell>
          <table:table-cell office:value-type="string" calcext:value-type="string">
            <text:p>Condon</text:p>
          </table:table-cell>
          <table:table-cell office:value-type="string" calcext:value-type="string">
            <text:p>mcondon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/11" office:value-type="float" office:value="0.881818181818182" calcext:value-type="float">
            <text:p>0.8818181818</text:p>
          </table:table-cell>
          <table:table-cell office:value-type="float" office:value="0" calcext:value-type="float">
            <text:p>0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9/30" office:value-type="float" office:value="0.633333333333333" calcext:value-type="float">
            <text:p>0.6333333333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8.75/10" office:value-type="float" office:value="0.875" calcext:value-type="float">
            <text:p>0.875</text:p>
          </table:table-cell>
          <table:table-cell office:value-type="float" office:value="0" calcext:value-type="float">
            <text:p>0</text:p>
          </table:table-cell>
          <table:table-cell table:formula="of:=12/16" office:value-type="float" office:value="0.75" calcext:value-type="float">
            <text:p>0.75</text:p>
          </table:table-cell>
          <table:table-cell table:formula="of:=9/10" office:value-type="float" office:value="0.9" calcext:value-type="float">
            <text:p>0.9</text:p>
          </table:table-cell>
          <table:table-cell table:formula="of:=8/10" office:value-type="float" office:value="0.8" calcext:value-type="float">
            <text:p>0.8</text:p>
          </table:table-cell>
          <table:table-cell table:formula="of:=10/10"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table:formula="of:=10/20" office:value-type="float" office:value="0.5" calcext:value-type="float">
            <text:p>0.5</text:p>
          </table:table-cell>
          <table:table-cell table:formula="of:=0.1*[.K5]+0.1*[.Q5]+0.1*[.S5]+0.15*[.V5]+0.2*([.U5]+[.R5]+[.M5]+[.J5]+[.H5]+[.F5])/6+0.15*([.P5]+[.N5]+[.L5]+[.I5]+[.G5]+[.E5]+[.D5])/7+0.1*[.T5]+0.1*[.O5]" office:value-type="float" office:value="0.743203463203463" calcext:value-type="float">
            <text:p>0.7432034632</text:p>
          </table:table-cell>
          <table:table-cell office:value-type="float" office:value="1" calcext:value-type="float">
            <text:p>1</text:p>
          </table:table-cell>
          <table:table-cell table:formula="of:=[.W5]+[.X5]/100" office:value-type="float" office:value="0.753203463203463" calcext:value-type="float">
            <text:p>0.7532034632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Condon</text:p>
          </table:table-cell>
        </table:table-row>
        <table:table-row table:style-name="ro1">
          <table:table-cell office:value-type="string" calcext:value-type="string">
            <text:p>Danica</text:p>
          </table:table-cell>
          <table:table-cell office:value-type="string" calcext:value-type="string">
            <text:p>Cooley</text:p>
          </table:table-cell>
          <table:table-cell office:value-type="string" calcext:value-type="string">
            <text:p>dcooley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/11" office:value-type="float" office:value="0.881818181818182" calcext:value-type="float">
            <text:p>0.8818181818</text:p>
          </table:table-cell>
          <table:table-cell office:value-type="float" office:value="1" calcext:value-type="float">
            <text:p>1</text:p>
          </table:table-cell>
          <table:table-cell table:formula="of:=7.5/10" office:value-type="float" office:value="0.75" calcext:value-type="float">
            <text:p>0.75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24/3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4.25/16" office:value-type="float" office:value="0.890625" calcext:value-type="float">
            <text:p>0.890625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85/100" office:value-type="float" office:value="0.85" calcext:value-type="float">
            <text:p>0.85</text:p>
          </table:table-cell>
          <table:table-cell table:formula="of:=10/10" office:value-type="float" office:value="1" calcext:value-type="float">
            <text:p>1</text:p>
          </table:table-cell>
          <table:table-cell table:formula="of:=5.5/8" office:value-type="float" office:value="0.6875" calcext:value-type="float">
            <text:p>0.6875</text:p>
          </table:table-cell>
          <table:table-cell table:formula="of:=16.5/20" office:value-type="float" office:value="0.825" calcext:value-type="float">
            <text:p>0.825</text:p>
          </table:table-cell>
          <table:table-cell table:formula="of:=0.1*[.K6]+0.1*[.Q6]+0.1*[.S6]+0.15*[.V6]+0.2*([.U6]+[.R6]+[.M6]+[.J6]+[.H6]+[.F6])/6+0.15*([.P6]+[.N6]+[.L6]+[.I6]+[.G6]+[.E6]+[.D6])/7+0.1*[.T6]+0.1*[.O6]" office:value-type="float" office:value="0.888456439393939" calcext:value-type="float">
            <text:p>0.8884564394</text:p>
          </table:table-cell>
          <table:table-cell office:value-type="float" office:value="1" calcext:value-type="float">
            <text:p>1</text:p>
          </table:table-cell>
          <table:table-cell table:formula="of:=[.W6]+[.X6]/100" office:value-type="float" office:value="0.898456439393939" calcext:value-type="float">
            <text:p>0.8984564394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Cooley</text:p>
          </table:table-cell>
        </table:table-row>
        <table:table-row table:style-name="ro1">
          <table:table-cell office:value-type="string" calcext:value-type="string">
            <text:p>Anahy</text:p>
          </table:table-cell>
          <table:table-cell office:value-type="string" calcext:value-type="string">
            <text:p>Covarrubias</text:p>
          </table:table-cell>
          <table:table-cell office:value-type="string" calcext:value-type="string">
            <text:p>acovarr1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2/11" office:value-type="float" office:value="0.836363636363636" calcext:value-type="float">
            <text:p>0.8363636364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21.5/30" office:value-type="float" office:value="0.716666666666667" calcext:value-type="float">
            <text:p>0.7166666667</text:p>
          </table:table-cell>
          <table:table-cell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formula="of:=8.75/10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11.5/16" office:value-type="float" office:value="0.71875" calcext:value-type="float">
            <text:p>0.71875</text:p>
          </table:table-cell>
          <table:table-cell table:formula="of:=9.75/10" office:value-type="float" office:value="0.975" calcext:value-type="float">
            <text:p>0.975</text:p>
          </table:table-cell>
          <table:table-cell table:formula="of:=9/10" office:value-type="float" office:value="0.9" calcext:value-type="float">
            <text:p>0.9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11.5/20" office:value-type="float" office:value="0.575" calcext:value-type="float">
            <text:p>0.575</text:p>
          </table:table-cell>
          <table:table-cell table:formula="of:=0.1*[.K7]+0.1*[.Q7]+0.1*[.S7]+0.15*[.V7]+0.2*([.U7]+[.R7]+[.M7]+[.J7]+[.H7]+[.F7])/6+0.15*([.P7]+[.N7]+[.L7]+[.I7]+[.G7]+[.E7]+[.D7])/7+0.1*[.T7]+0.1*[.O7]" office:value-type="float" office:value="0.809337121212121" calcext:value-type="float">
            <text:p>0.8093371212</text:p>
          </table:table-cell>
          <table:table-cell office:value-type="float" office:value="1" calcext:value-type="float">
            <text:p>1</text:p>
          </table:table-cell>
          <table:table-cell table:formula="of:=[.W7]+[.X7]/100" office:value-type="float" office:value="0.819337121212121" calcext:value-type="float">
            <text:p>0.819337121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ovarrubias</text:p>
          </table:table-cell>
        </table:table-row>
        <table:table-row table:style-name="ro1">
          <table:table-cell office:value-type="string" calcext:value-type="string">
            <text:p>Maya</text:p>
          </table:table-cell>
          <table:table-cell office:value-type="string" calcext:value-type="string">
            <text:p>Eylon</text:p>
          </table:table-cell>
          <table:table-cell office:value-type="string" calcext:value-type="string">
            <text:p>meylon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27.5/30" office:value-type="float" office:value="0.916666666666667" calcext:value-type="float">
            <text:p>0.9166666667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5.75/16" office:value-type="float" office:value="0.984375" calcext:value-type="float">
            <text:p>0.984375</text:p>
          </table:table-cell>
          <table:table-cell table:formula="of:=10/10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10/10"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table:formula="of:=19/20" office:value-type="float" office:value="0.95" calcext:value-type="float">
            <text:p>0.95</text:p>
          </table:table-cell>
          <table:table-cell table:formula="of:=0.1*[.K8]+0.1*[.Q8]+0.1*[.S8]+0.15*[.V8]+0.2*([.U8]+[.R8]+[.M8]+[.J8]+[.H8]+[.F8])/6+0.15*([.P8]+[.N8]+[.L8]+[.I8]+[.G8]+[.E8]+[.D8])/7+0.1*[.T8]+0.1*[.O8]" office:value-type="float" office:value="0.962604166666667" calcext:value-type="float">
            <text:p>0.9626041667</text:p>
          </table:table-cell>
          <table:table-cell office:value-type="float" office:value="1" calcext:value-type="float">
            <text:p>1</text:p>
          </table:table-cell>
          <table:table-cell table:formula="of:=[.W8]+[.X8]/100" office:value-type="float" office:value="0.972604166666667" calcext:value-type="float">
            <text:p>0.9726041667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Eylon</text:p>
          </table:table-cell>
        </table:table-row>
        <table:table-row table:style-name="ro1">
          <table:table-cell office:value-type="string" calcext:value-type="string">
            <text:p>Malory</text:p>
          </table:table-cell>
          <table:table-cell office:value-type="string" calcext:value-type="string">
            <text:p>Henry</text:p>
          </table:table-cell>
          <table:table-cell office:value-type="string" calcext:value-type="string">
            <text:p>mhenry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.5/11" office:value-type="float" office:value="1.04545454545455" calcext:value-type="float">
            <text:p>1.045454545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25/30"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0" calcext:value-type="float">
            <text:p>0</text:p>
          </table:table-cell>
          <table:table-cell table:formula="of:=15.5/16" office:value-type="float" office:value="0.96875" calcext:value-type="float">
            <text:p>0.96875</text:p>
          </table:table-cell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9.75/10" office:value-type="float" office:value="0.975" calcext:value-type="float">
            <text:p>0.975</text:p>
          </table:table-cell>
          <table:table-cell table:formula="of:=13.5/20" office:value-type="float" office:value="0.675" calcext:value-type="float">
            <text:p>0.675</text:p>
          </table:table-cell>
          <table:table-cell table:formula="of:=0.1*[.K9]+0.1*[.Q9]+0.1*[.S9]+0.15*[.V9]+0.2*([.U9]+[.R9]+[.M9]+[.J9]+[.H9]+[.F9])/6+0.15*([.P9]+[.N9]+[.L9]+[.I9]+[.G9]+[.E9]+[.D9])/7+0.1*[.T9]+0.1*[.O9]" office:value-type="float" office:value="0.90071158008658" calcext:value-type="float">
            <text:p>0.9007115801</text:p>
          </table:table-cell>
          <table:table-cell office:value-type="float" office:value="1" calcext:value-type="float">
            <text:p>1</text:p>
          </table:table-cell>
          <table:table-cell table:formula="of:=[.W9]+[.X9]/100" office:value-type="float" office:value="0.91071158008658" calcext:value-type="float">
            <text:p>0.9107115801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Henry</text:p>
          </table:table-cell>
        </table:table-row>
        <table:table-row table:style-name="ro1">
          <table:table-cell office:value-type="string" calcext:value-type="string">
            <text:p>Sebastian</text:p>
          </table:table-cell>
          <table:table-cell office:value-type="string" calcext:value-type="string">
            <text:p>Lazarte</text:p>
          </table:table-cell>
          <table:table-cell office:value-type="string" calcext:value-type="string">
            <text:p>slazarte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24.5/30" office:value-type="float" office:value="0.816666666666667" calcext:value-type="float">
            <text:p>0.8166666667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13.75/16" office:value-type="float" office:value="0.859375" calcext:value-type="float">
            <text:p>0.859375</text:p>
          </table:table-cell>
          <table:table-cell table:formula="of:=10/10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8/10" office:value-type="float" office:value="0.8" calcext:value-type="float">
            <text:p>0.8</text:p>
          </table:table-cell>
          <table:table-cell table:formula="of:=8/8" office:value-type="float" office:value="1" calcext:value-type="float">
            <text:p>1</text:p>
          </table:table-cell>
          <table:table-cell table:formula="of:=12/20" office:value-type="float" office:value="0.6" calcext:value-type="float">
            <text:p>0.6</text:p>
          </table:table-cell>
          <table:table-cell table:formula="of:=0.1*[.K10]+0.1*[.Q10]+0.1*[.S10]+0.15*[.V10]+0.2*([.U10]+[.R10]+[.M10]+[.J10]+[.H10]+[.F10])/6+0.15*([.P10]+[.N10]+[.L10]+[.I10]+[.G10]+[.E10]+[.D10])/7+0.1*[.T10]+0.1*[.O10]" office:value-type="float" office:value="0.8559375" calcext:value-type="float">
            <text:p>0.8559375</text:p>
          </table:table-cell>
          <table:table-cell office:value-type="float" office:value="1" calcext:value-type="float">
            <text:p>1</text:p>
          </table:table-cell>
          <table:table-cell table:formula="of:=[.W10]+[.X10]/100" office:value-type="float" office:value="0.8659375" calcext:value-type="float">
            <text:p>0.8659375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Lazarte</text:p>
          </table:table-cell>
        </table:table-row>
        <table:table-row table:style-name="ro1">
          <table:table-cell office:value-type="string" calcext:value-type="string">
            <text:p>Ty</text:p>
          </table:table-cell>
          <table:table-cell office:value-type="string" calcext:value-type="string">
            <text:p>Lopez</text:p>
          </table:table-cell>
          <table:table-cell office:value-type="string" calcext:value-type="string">
            <text:p>tlopez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9.25/10"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25/30"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table:formula="of:=9.75/10" office:value-type="float" office:value="0.975" calcext:value-type="float">
            <text:p>0.97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1" table:formula="of:=12.5/16" office:value-type="float" office:value="0.78125" calcext:value-type="float">
            <text:p>0.78125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8/10" office:value-type="float" office:value="0.8" calcext:value-type="float">
            <text:p>0.8</text:p>
          </table:table-cell>
          <table:table-cell table:formula="of:=8/10" office:value-type="float" office:value="0.8" calcext:value-type="float">
            <text:p>0.8</text:p>
          </table:table-cell>
          <table:table-cell table:style-name="ce1" office:value-type="float" office:value="0" calcext:value-type="float">
            <text:p>0</text:p>
          </table:table-cell>
          <table:table-cell table:style-name="ce1" table:formula="of:=15/20" office:value-type="float" office:value="0.75" calcext:value-type="float">
            <text:p>0.75</text:p>
          </table:table-cell>
          <table:table-cell table:formula="of:=0.1*[.K11]+0.1*[.Q11]+0.1*[.S11]+0.15*[.V11]+0.2*([.U11]+[.R11]+[.M11]+[.J11]+[.H11]+[.F11])/6+0.15*([.P11]+[.N11]+[.L11]+[.I11]+[.G11]+[.E11]+[.D11])/7+0.1*[.T11]+0.1*[.O11]" office:value-type="float" office:value="0.813958333333333" calcext:value-type="float">
            <text:p>0.8139583333</text:p>
          </table:table-cell>
          <table:table-cell office:value-type="float" office:value="1" calcext:value-type="float">
            <text:p>1</text:p>
          </table:table-cell>
          <table:table-cell table:formula="of:=[.W11]+[.X11]/100" office:value-type="float" office:value="0.823958333333333" calcext:value-type="float">
            <text:p>0.8239583333</text:p>
          </table:table-cell>
          <table:table-cell office:value-type="string" calcext:value-type="string">
            <text:p>B</text:p>
          </table:table-cell>
          <table:table-cell table:style-name="ce1" office:value-type="string" calcext:value-type="string">
            <text:p>Lopez</text:p>
          </table:table-cell>
        </table:table-row>
        <table:table-row table:style-name="ro1">
          <table:table-cell office:value-type="string" calcext:value-type="string">
            <text:p>Brandon</text:p>
          </table:table-cell>
          <table:table-cell office:value-type="string" calcext:value-type="string">
            <text:p>Mai</text:p>
          </table:table-cell>
          <table:table-cell office:value-type="string" calcext:value-type="string">
            <text:p>bmai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.5/11" office:value-type="float" office:value="0.954545454545455" calcext:value-type="float">
            <text:p>0.954545454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85/100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formula="of:=9.75/10" office:value-type="float" office:value="0.975" calcext:value-type="float">
            <text:p>0.975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4.75/16" office:value-type="float" office:value="0.921875" calcext:value-type="float">
            <text:p>0.921875</text:p>
          </table:table-cell>
          <table:table-cell table:formula="of:=9.25/10" office:value-type="float" office:value="0.925" calcext:value-type="float">
            <text:p>0.925</text:p>
          </table:table-cell>
          <table:table-cell table:formula="of:=9/10" office:value-type="float" office:value="0.9" calcext:value-type="float">
            <text:p>0.9</text:p>
          </table:table-cell>
          <table:table-cell table:formula="of:=10/10" office:value-type="float" office:value="1" calcext:value-type="float">
            <text:p>1</text:p>
          </table:table-cell>
          <table:table-cell table:formula="of:=8/8" office:value-type="float" office:value="1" calcext:value-type="float">
            <text:p>1</text:p>
          </table:table-cell>
          <table:table-cell table:formula="of:=18/20" office:value-type="float" office:value="0.9" calcext:value-type="float">
            <text:p>0.9</text:p>
          </table:table-cell>
          <table:table-cell table:formula="of:=0.1*[.K12]+0.1*[.Q12]+0.1*[.S12]+0.15*[.V12]+0.2*([.U12]+[.R12]+[.M12]+[.J12]+[.H12]+[.F12])/6+0.15*([.P12]+[.N12]+[.L12]+[.I12]+[.G12]+[.E12]+[.D12])/7+0.1*[.T12]+0.1*[.O12]" office:value-type="float" office:value="0.937339015151515" calcext:value-type="float">
            <text:p>0.9373390152</text:p>
          </table:table-cell>
          <table:table-cell office:value-type="float" office:value="1" calcext:value-type="float">
            <text:p>1</text:p>
          </table:table-cell>
          <table:table-cell table:formula="of:=[.W12]+[.X12]/100" office:value-type="float" office:value="0.947339015151515" calcext:value-type="float">
            <text:p>0.947339015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Mai</text:p>
          </table:table-cell>
        </table:table-row>
        <table:table-row table:style-name="ro1">
          <table:table-cell office:value-type="string" calcext:value-type="string">
            <text:p>Elizabeth</text:p>
          </table:table-cell>
          <table:table-cell office:value-type="string" calcext:value-type="string">
            <text:p>Medina-Gonzalez</text:p>
          </table:table-cell>
          <table:table-cell office:value-type="string" calcext:value-type="string">
            <text:p>emedinag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25/30" office:value-type="float" office:value="0.833333333333333" calcext:value-type="float">
            <text:p>0.8333333333</text:p>
          </table:table-cell>
          <table:table-cell office:value-type="float" office:value="1" calcext:value-type="float">
            <text:p>1</text:p>
          </table:table-cell>
          <table:table-cell table:formula="of:=9.25/10"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0.75/16" office:value-type="float" office:value="0.671875" calcext:value-type="float">
            <text:p>0.671875</text:p>
          </table:table-cell>
          <table:table-cell table:formula="of:=9/10" office:value-type="float" office:value="0.9" calcext:value-type="float">
            <text:p>0.9</text:p>
          </table:table-cell>
          <table:table-cell table:formula="of:=0.75" office:value-type="float" office:value="0.75" calcext:value-type="float">
            <text:p>0.75</text:p>
          </table:table-cell>
          <table:table-cell table:formula="of:=8/10" office:value-type="float" office:value="0.8" calcext:value-type="float">
            <text:p>0.8</text:p>
          </table:table-cell>
          <table:table-cell table:formula="of:=7.5/8" office:value-type="float" office:value="0.9375" calcext:value-type="float">
            <text:p>0.9375</text:p>
          </table:table-cell>
          <table:table-cell table:formula="of:=9/20" office:value-type="float" office:value="0.45" calcext:value-type="float">
            <text:p>0.45</text:p>
          </table:table-cell>
          <table:table-cell table:formula="of:=0.1*[.K13]+0.1*[.Q13]+0.1*[.S13]+0.15*[.V13]+0.2*([.U13]+[.R13]+[.M13]+[.J13]+[.H13]+[.F13])/6+0.15*([.P13]+[.N13]+[.L13]+[.I13]+[.G13]+[.E13]+[.D13])/7+0.1*[.T13]+0.1*[.O13]" office:value-type="float" office:value="0.80874053030303" calcext:value-type="float">
            <text:p>0.8087405303</text:p>
          </table:table-cell>
          <table:table-cell office:value-type="float" office:value="1" calcext:value-type="float">
            <text:p>1</text:p>
          </table:table-cell>
          <table:table-cell table:formula="of:=[.W13]+[.X13]/100" office:value-type="float" office:value="0.81874053030303" calcext:value-type="float">
            <text:p>0.818740530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Medina-Gonzalez</text:p>
          </table:table-cell>
        </table:table-row>
        <table:table-row table:style-name="ro1">
          <table:table-cell office:value-type="string" calcext:value-type="string">
            <text:p>Kanoe</text:p>
          </table:table-cell>
          <table:table-cell office:value-type="string" calcext:value-type="string">
            <text:p>Morihara</text:p>
          </table:table-cell>
          <table:table-cell office:value-type="string" calcext:value-type="string">
            <text:p>kmorihar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/11" office:value-type="float" office:value="0.818181818181818" calcext:value-type="float">
            <text:p>0.8181818182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24/3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3.5/16" office:value-type="float" office:value="0.84375" calcext:value-type="float">
            <text:p>0.84375</text:p>
          </table:table-cell>
          <table:table-cell table:formula="of:=8/10" office:value-type="float" office:value="0.8" calcext:value-type="float">
            <text:p>0.8</text:p>
          </table:table-cell>
          <table:table-cell table:formula="of:=9/10" office:value-type="float" office:value="0.9" calcext:value-type="float">
            <text:p>0.9</text:p>
          </table:table-cell>
          <table:table-cell table:formula="of:=10/10"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table:formula="of:=10/20" office:value-type="float" office:value="0.5" calcext:value-type="float">
            <text:p>0.5</text:p>
          </table:table-cell>
          <table:table-cell table:formula="of:=0.1*[.K14]+0.1*[.Q14]+0.1*[.S14]+0.15*[.V14]+0.2*([.U14]+[.R14]+[.M14]+[.J14]+[.H14]+[.F14])/6+0.15*([.P14]+[.N14]+[.L14]+[.I14]+[.G14]+[.E14]+[.D14])/7+0.1*[.T14]+0.1*[.O14]" office:value-type="float" office:value="0.845814393939394" calcext:value-type="float">
            <text:p>0.8458143939</text:p>
          </table:table-cell>
          <table:table-cell office:value-type="float" office:value="1" calcext:value-type="float">
            <text:p>1</text:p>
          </table:table-cell>
          <table:table-cell table:formula="of:=[.W14]+[.X14]/100" office:value-type="float" office:value="0.855814393939394" calcext:value-type="float">
            <text:p>0.8558143939</text:p>
          </table:table-cell>
          <table:table-cell office:value-type="string" calcext:value-type="string">
            <text:p>B+</text:p>
          </table:table-cell>
          <table:table-cell office:value-type="string" calcext:value-type="string">
            <text:p>Morihara</text:p>
          </table:table-cell>
        </table:table-row>
        <table:table-row table:style-name="ro1">
          <table:table-cell office:value-type="string" calcext:value-type="string">
            <text:p>Brandon</text:p>
          </table:table-cell>
          <table:table-cell office:value-type="string" calcext:value-type="string">
            <text:p>Mulrooney</text:p>
          </table:table-cell>
          <table:table-cell office:value-type="string" calcext:value-type="string">
            <text:p>bmulroon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9.7/11" office:value-type="float" office:value="0.881818181818182" calcext:value-type="float">
            <text:p>0.8818181818</text:p>
          </table:table-cell>
          <table:table-cell office:value-type="float" office:value="1" calcext:value-type="float">
            <text:p>1</text:p>
          </table:table-cell>
          <table:table-cell table:formula="of:=9.75/10" office:value-type="float" office:value="0.975" calcext:value-type="float">
            <text:p>0.97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28.5/3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4.5/16" office:value-type="float" office:value="0.90625" calcext:value-type="float">
            <text:p>0.90625</text:p>
          </table:table-cell>
          <table:table-cell table:formula="of:=9/10" office:value-type="float" office:value="0.9" calcext:value-type="float">
            <text:p>0.9</text:p>
          </table:table-cell>
          <table:table-cell table:formula="of:=9/10" office:value-type="float" office:value="0.9" calcext:value-type="float">
            <text:p>0.9</text:p>
          </table:table-cell>
          <table:table-cell table:formula="of:=10/10" office:value-type="float" office:value="1" calcext:value-type="float">
            <text:p>1</text:p>
          </table:table-cell>
          <table:table-cell table:formula="of:=6/8" office:value-type="float" office:value="0.75" calcext:value-type="float">
            <text:p>0.75</text:p>
          </table:table-cell>
          <table:table-cell table:formula="of:=16.5/20" office:value-type="float" office:value="0.825" calcext:value-type="float">
            <text:p>0.825</text:p>
          </table:table-cell>
          <table:table-cell table:formula="of:=0.1*[.K15]+0.1*[.Q15]+0.1*[.S15]+0.15*[.V15]+0.2*([.U15]+[.R15]+[.M15]+[.J15]+[.H15]+[.F15])/6+0.15*([.P15]+[.N15]+[.L15]+[.I15]+[.G15]+[.E15]+[.D15])/7+0.1*[.T15]+0.1*[.O15]" office:value-type="float" office:value="0.922935606060606" calcext:value-type="float">
            <text:p>0.9229356061</text:p>
          </table:table-cell>
          <table:table-cell office:value-type="float" office:value="1" calcext:value-type="float">
            <text:p>1</text:p>
          </table:table-cell>
          <table:table-cell table:formula="of:=[.W15]+[.X15]/100" office:value-type="float" office:value="0.932935606060606" calcext:value-type="float">
            <text:p>0.9329356061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Mulrooney</text:p>
          </table:table-cell>
        </table:table-row>
        <table:table-row table:style-name="ro1">
          <table:table-cell office:value-type="string" calcext:value-type="string">
            <text:p>Brandon</text:p>
          </table:table-cell>
          <table:table-cell office:value-type="string" calcext:value-type="string">
            <text:p>Nguyen</text:p>
          </table:table-cell>
          <table:table-cell office:value-type="string" calcext:value-type="string">
            <text:p>bnguyen1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28.5/3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1/10" office:value-type="float" office:value="1.1" calcext:value-type="float">
            <text:p>1.1</text:p>
          </table:table-cell>
          <table:table-cell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 table:formula="of:=9/10" office:value-type="float" office:value="0.9" calcext:value-type="float">
            <text:p>0.9</text:p>
          </table:table-cell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7/8" office:value-type="float" office:value="0.875" calcext:value-type="float">
            <text:p>0.875</text:p>
          </table:table-cell>
          <table:table-cell table:formula="of:=19/20" office:value-type="float" office:value="0.95" calcext:value-type="float">
            <text:p>0.95</text:p>
          </table:table-cell>
          <table:table-cell table:formula="of:=0.1*[.K16]+0.1*[.Q16]+0.1*[.S16]+0.15*[.V16]+0.2*([.U16]+[.R16]+[.M16]+[.J16]+[.H16]+[.F16])/6+0.15*([.P16]+[.N16]+[.L16]+[.I16]+[.G16]+[.E16]+[.D16])/7+0.1*[.T16]+0.1*[.O16]" office:value-type="float" office:value="0.973333333333333" calcext:value-type="float">
            <text:p>0.9733333333</text:p>
          </table:table-cell>
          <table:table-cell office:value-type="float" office:value="1" calcext:value-type="float">
            <text:p>1</text:p>
          </table:table-cell>
          <table:table-cell table:formula="of:=[.W16]+[.X16]/100" office:value-type="float" office:value="0.983333333333333" calcext:value-type="float">
            <text:p>0.9833333333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Nguyen</text:p>
          </table:table-cell>
        </table:table-row>
        <table:table-row table:style-name="ro1">
          <table:table-cell office:value-type="string" calcext:value-type="string">
            <text:p>Adrien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aperez14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office:value-type="float" office:value="0" calcext:value-type="float">
            <text:p>0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0/30" office:value-type="float" office:value="0.666666666666667" calcext:value-type="float">
            <text:p>0.6666666667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8.75/10" office:value-type="float" office:value="0.875" calcext:value-type="float">
            <text:p>0.875</text:p>
          </table:table-cell>
          <table:table-cell office:value-type="float" office:value="1" calcext:value-type="float">
            <text:p>1</text:p>
          </table:table-cell>
          <table:table-cell table:formula="of:=11.25/16" office:value-type="float" office:value="0.703125" calcext:value-type="float">
            <text:p>0.703125</text:p>
          </table:table-cell>
          <table:table-cell office:value-type="float" office:value="0" calcext:value-type="float">
            <text:p>0</text:p>
          </table:table-cell>
          <table:table-cell table:formula="of:=9.5/10" office:value-type="float" office:value="0.95" calcext:value-type="float">
            <text:p>0.95</text:p>
          </table:table-cell>
          <table:table-cell table:formula="of:=10/10" office:value-type="float" office:value="1" calcext:value-type="float">
            <text:p>1</text:p>
          </table:table-cell>
          <table:table-cell table:formula="of:=7.5/8" office:value-type="float" office:value="0.9375" calcext:value-type="float">
            <text:p>0.9375</text:p>
          </table:table-cell>
          <table:table-cell table:formula="of:=8/20" office:value-type="float" office:value="0.4" calcext:value-type="float">
            <text:p>0.4</text:p>
          </table:table-cell>
          <table:table-cell table:formula="of:=0.1*[.K17]+0.1*[.Q17]+0.1*[.S17]+0.15*[.V17]+0.2*([.U17]+[.R17]+[.M17]+[.J17]+[.H17]+[.F17])/6+0.15*([.P17]+[.N17]+[.L17]+[.I17]+[.G17]+[.E17]+[.D17])/7+0.1*[.T17]+0.1*[.O17]" office:value-type="float" office:value="0.729603625541126" calcext:value-type="float">
            <text:p>0.7296036255</text:p>
          </table:table-cell>
          <table:table-cell office:value-type="float" office:value="1" calcext:value-type="float">
            <text:p>1</text:p>
          </table:table-cell>
          <table:table-cell table:formula="of:=[.W17]+[.X17]/100" office:value-type="float" office:value="0.739603625541126" calcext:value-type="float">
            <text:p>0.7396036255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Perez</text:p>
          </table:table-cell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Telles</text:p>
          </table:table-cell>
          <table:table-cell office:value-type="string" calcext:value-type="string">
            <text:p>ttelles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0/11" office:value-type="float" office:value="0.909090909090909" calcext:value-type="float">
            <text:p>0.9090909091</text:p>
          </table:table-cell>
          <table:table-cell office:value-type="float" office:value="0" calcext:value-type="float">
            <text:p>0</text:p>
          </table:table-cell>
          <table:table-cell table:formula="of:=9.25/10" office:value-type="float" office:value="0.925" calcext:value-type="float">
            <text:p>0.9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22/30" office:value-type="float" office:value="0.733333333333333" calcext:value-type="float">
            <text:p>0.7333333333</text:p>
          </table:table-cell>
          <table:table-cell office:value-type="float" office:value="1" calcext:value-type="float">
            <text:p>1</text:p>
          </table:table-cell>
          <table:table-cell table:formula="of:=8.5/10" office:value-type="float" office:value="0.85" calcext:value-type="float">
            <text:p>0.85</text:p>
          </table:table-cell>
          <table:table-cell office:value-type="float" office:value="0" calcext:value-type="float">
            <text:p>0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90/100" office:value-type="float" office:value="0.9" calcext:value-type="float">
            <text:p>0.9</text:p>
          </table:table-cell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0" calcext:value-type="float">
            <text:p>0</text:p>
          </table:table-cell>
          <table:table-cell table:formula="of:=12.5/20" office:value-type="float" office:value="0.625" calcext:value-type="float">
            <text:p>0.625</text:p>
          </table:table-cell>
          <table:table-cell table:formula="of:=0.1*[.K18]+0.1*[.Q18]+0.1*[.S18]+0.15*[.V18]+0.2*([.U18]+[.R18]+[.M18]+[.J18]+[.H18]+[.F18])/6+0.15*([.P18]+[.N18]+[.L18]+[.I18]+[.G18]+[.E18]+[.D18])/7+0.1*[.T18]+0.1*[.O18]" office:value-type="float" office:value="0.745600649350649" calcext:value-type="float">
            <text:p>0.7456006494</text:p>
          </table:table-cell>
          <table:table-cell office:value-type="float" office:value="1" calcext:value-type="float">
            <text:p>1</text:p>
          </table:table-cell>
          <table:table-cell table:formula="of:=[.W18]+[.X18]/100" office:value-type="float" office:value="0.755600649350649" calcext:value-type="float">
            <text:p>0.7556006494</text:p>
          </table:table-cell>
          <table:table-cell office:value-type="string" calcext:value-type="string">
            <text:p>C+</text:p>
          </table:table-cell>
          <table:table-cell office:value-type="string" calcext:value-type="string">
            <text:p>Telles</text:p>
          </table:table-cell>
        </table:table-row>
        <table:table-row table:style-name="ro1">
          <table:table-cell office:value-type="string" calcext:value-type="string">
            <text:p>Trevor</text:p>
          </table:table-cell>
          <table:table-cell office:value-type="string" calcext:value-type="string">
            <text:p>Tuma</text:p>
          </table:table-cell>
          <table:table-cell office:value-type="string" calcext:value-type="string">
            <text:p>ttuma@poets.whittier.edu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11/11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95/100"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office:value-type="float" office:value="1" calcext:value-type="float">
            <text:p>1</text:p>
          </table:table-cell>
          <table:table-cell table:formula="of:=12/16" office:value-type="float" office:value="0.75" calcext:value-type="float">
            <text:p>0.75</text:p>
          </table:table-cell>
          <table:table-cell table:formula="of:=10/10" office:value-type="float" office:value="1" calcext:value-type="float">
            <text:p>1</text:p>
          </table:table-cell>
          <table:table-cell table:formula="of:=10/10" office:value-type="float" office:value="1" calcext:value-type="float">
            <text:p>1</text:p>
          </table:table-cell>
          <table:table-cell table:formula="of:=8/10" office:value-type="float" office:value="0.8" calcext:value-type="float">
            <text:p>0.8</text:p>
          </table:table-cell>
          <table:table-cell table:formula="of:=8/8" office:value-type="float" office:value="1" calcext:value-type="float">
            <text:p>1</text:p>
          </table:table-cell>
          <table:table-cell table:formula="of:=17.5/20" office:value-type="float" office:value="0.875" calcext:value-type="float">
            <text:p>0.875</text:p>
          </table:table-cell>
          <table:table-cell table:formula="of:=0.1*[.K19]+0.1*[.Q19]+0.1*[.S19]+0.15*[.V19]+0.2*([.U19]+[.R19]+[.M19]+[.J19]+[.H19]+[.F19])/6+0.15*([.P19]+[.N19]+[.L19]+[.I19]+[.G19]+[.E19]+[.D19])/7+0.1*[.T19]+0.1*[.O19]" office:value-type="float" office:value="0.91125" calcext:value-type="float">
            <text:p>0.91125</text:p>
          </table:table-cell>
          <table:table-cell office:value-type="float" office:value="1" calcext:value-type="float">
            <text:p>1</text:p>
          </table:table-cell>
          <table:table-cell table:formula="of:=[.W19]+[.X19]/100" office:value-type="float" office:value="0.92125" calcext:value-type="float">
            <text:p>0.92125</text:p>
          </table:table-cell>
          <table:table-cell office:value-type="string" calcext:value-type="string">
            <text:p>A-</text:p>
          </table:table-cell>
          <table:table-cell office:value-type="string" calcext:value-type="string">
            <text:p>Tum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 </text:p>
      </style:header>
      <style:header-left style:display="false"/>
      <style:footer>
        <text:p>Page <text:page-number>1</text:page-number> 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 </text:p>
        </style:region-left>
        <style:region-right>
          <text:p><text:date style:data-style-name="N2" text:date-value="2018-05-18">00/00/0000</text:date>, <text:time style:data-style-name="N2" text:time-value="13:51:20.560458230">00:00:00</text:time> </text:p>
        </style:region-right>
      </style:header>
      <style:header-left style:display="false"/>
      <style:footer>
        <text:p>Page <text:page-number>1</text:page-number> / <text:page-count>99</text:page-count> 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meta:initial-creator>Jordan Hanson</meta:initial-creator>
    <meta:creation-date>2018-02-07T14:06:03</meta:creation-date>
    <dc:date>2018-05-18T13:56:19.480483949</dc:date>
    <meta:editing-duration>P1DT23H6M6S</meta:editing-duration>
    <meta:editing-cycles>77</meta:editing-cycles>
    <meta:document-statistic meta:table-count="1" meta:cell-count="512" meta:object-count="0"/>
  </office:meta>
</office:document-meta>
</file>